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rif" svg:font-family="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8pt" style:font-size-asian="28pt" style:font-size-complex="28pt"/>
    </style:style>
    <style:style style:name="P2" style:family="paragraph" style:parent-style-name="Standard">
      <style:paragraph-properties fo:text-align="center" style:justify-single-word="false"/>
      <style:text-properties style:font-name="Times New Roman" fo:font-size="24pt" style:font-size-asian="24pt" style:font-size-complex="24pt"/>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style:font-name="Times New Roman" fo:font-size="12pt" style:font-size-asian="12pt" style:font-size-complex="12pt"/>
    </style:style>
    <style:style style:name="P5" style:family="paragraph" style:parent-style-name="Standard">
      <style:text-properties fo:language="ro" fo:country="RO"/>
    </style:style>
    <style:style style:name="P6" style:family="paragraph" style:parent-style-name="Standard">
      <style:text-properties fo:font-weight="bold" style:font-weight-asian="bold" style:font-weight-complex="bold"/>
    </style:style>
    <style:style style:name="P7" style:family="paragraph" style:parent-style-name="Standard" style:list-style-name="L1">
      <style:paragraph-properties fo:text-align="start" style:justify-single-word="false"/>
      <style:text-properties style:font-name="Times New Roman" fo:font-size="12pt" style:font-size-asian="12pt" style:font-size-complex="12pt"/>
    </style:style>
    <style:style style:name="P8" style:family="paragraph" style:parent-style-name="Standard" style:list-style-name="L2"/>
    <style:style style:name="P9" style:family="paragraph" style:parent-style-name="Standard">
      <style:text-properties fo:font-weight="normal" style:font-weight-asian="normal" style:font-weight-complex="normal"/>
    </style:style>
    <style:style style:name="P10" style:family="paragraph" style:parent-style-name="Standard">
      <style:text-properties style:font-name="serif" fo:font-size="12pt"/>
    </style:style>
    <style:style style:name="P11" style:family="paragraph" style:parent-style-name="Standard">
      <style:text-properties style:font-name="serif" fo:font-size="12pt" fo:language="ro" fo:country="RO"/>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ro" fo:country="RO" fo:font-weight="normal" style:font-weight-asian="normal" style:font-weight-complex="normal"/>
    </style:style>
    <style:style style:name="T5" style:family="text">
      <style:text-properties style:font-name="serif" fo:font-size="12pt"/>
    </style:style>
    <style:style style:name="T6" style:family="text">
      <style:text-properties style:font-name="serif" fo:font-size="12pt" fo:font-weight="bold" style:font-weight-asian="bold" style:font-weight-complex="bold"/>
    </style:style>
    <style:style style:name="T7" style:family="text">
      <style:text-properties style:font-name="serif" fo:font-size="12pt" fo:language="ro" fo:country="RO"/>
    </style:style>
    <style:style style:name="T8" style:family="text">
      <style:text-properties style:font-name="serif" fo:font-size="12pt" fo:language="ro" fo:country="RO" fo:font-weight="bold" style:font-weight-asian="bold" style:font-weight-complex="bold"/>
    </style:style>
    <style:style style:name="T9" style:family="text">
      <style:text-properties style:font-name="serif" fo:font-size="12pt" fo:language="ro" fo:country="RO"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text:a xlink:type="simple" xlink:href="https://www.etsi.org/deliver/etsi_ts/119400_119499/119441/01.01.01_60/ts_119441v010101p.pdf" text:style-name="Internet_20_link" text:visited-style-name="Visited_20_Internet_20_Link">https://www.etsi.org/deliver/etsi_ts/119400_119499/119441/01.01.01_60/ts_119441v010101p.pdf</text:a></text:p>
      <text:p text:style-name="Standard"/>
      <text:p text:style-name="P1"/>
      <text:p text:style-name="P1"/>
      <text:p text:style-name="P1"/>
      <text:p text:style-name="P1"/>
      <text:p text:style-name="P1">ETSI TS 119 441 <text:span text:style-name="T1">v1.1.1 (2018-08)</text:span></text:p>
      <text:p text:style-name="P2">Electronic Signatures and Infrastructures (ESI); Policy requirements for TSP providing signature validation servic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oft-page-break/>Introducere</text:p>
      <text:p text:style-name="P4"/>
      <text:p text:style-name="P4">Semnăturile digitale sunt fundamentale pentru tranzacțiile electronice cu condiția ca acestea să poată fi validate astfel încât utilizatorii să aibă siguranța că aceste semnături corespund nevoilor lor (de ex. de afaceri). În acest context, un utilizator poate solicita un furnizor de servicii de încredere (TSP <text:s/>- trust service provider) care va efectua validarea unei semnături digitale în numele său. Un astfel de TSP este numit furnizor de servicii de validare a semnăturilor (SVSP – Signature Validation Service Provider). Rezultatul unui astfel de serviciu este un (sau mai multe) raport de validare a semnăturii.</text:p>
      <text:p text:style-name="P4">/*</text:p>
      <text:p text:style-name="P4">Pentru ca semnăturile digitale să reprezinte un fundament pentru tranzacțiile electronice acestea trebuie să poată fi validate, astfel încât utilizatorii să fie siguri că semnăturile corespund nevoilor lor.</text:p>
      <text:p text:style-name="P4">*/</text:p>
      <text:p text:style-name="P4"/>
      <text:p text:style-name="P4">Utilizatorii tranzacțiilor electronice trebuie să aibă încredere că TSP a stabilit în mod corect proceduri și măsuri de protecție astfel încât să minimizeze amenințările și riscurile operaționale și financiare asociate cu semnăturile digitale.</text:p>
      <text:p text:style-name="P4"/>
      <text:list xml:id="list6165464494537700965" text:style-name="L1">
        <text:list-item>
          <text:p text:style-name="P7">Scop</text:p>
        </text:list-item>
      </text:list>
      <text:p text:style-name="P4">Prezentul document bazat pe ETSI EN 319 401 specifică politicile și cerințele de securitate pentru <text:span text:style-name="T2">serviciile de validare a semnăturii</text:span> operate de un TSP.</text:p>
      <text:p text:style-name="P4"/>
      <text:p text:style-name="P4">NOTE 1: Pe lângă serviciul de validare a semnăturii, un TSP poate oferi și alte servicii cum ar fi un serviciu de creare a semnăturii, de conservare sau de sporire/lărgire/extindere (eng. augmentation) a acesteia. Aceste servicii pot fi oferite separat sau combinat (ex. un serviciu de sporire/extindere a semnăturii poate fi folosit pentru a susține/întreține (to support) un serviciu de conservare a semnăturii). Prezentul document nu oferă cerințe (requirements) pentru alte servicii în afară de cel de validare și nu <text:s/>oferă cerințe (requirements) despre cum să fie combinate servicii asociate/care au legătură (related). </text:p>
      <text:p text:style-name="P4"/>
      <text:p text:style-name="P4">NOTE 2: ###</text:p>
      <text:p text:style-name="P4"/>
      <text:p text:style-name="P5">Prezentul document vizează serviciile de încredere care susțin validarea semnăturilor digitale în conformitate cu ETSI TS 119 102-1 [3]. Acesta ține cont de cerințele relevante pentru aplicația de validare a semnăturii specificată în ETSI TS 119 101 [1] și de modul în care aceste cerințe se relaționează la TSP. </text:p>
      <text:p text:style-name="Standard"/>
      <text:list xml:id="list433043646445984779" text:style-name="L2">
        <text:list-item>
          <text:list>
            <text:list-item>
              <text:p text:style-name="P8">Referințe ###</text:p>
              <text:p text:style-name="P8"/>
            </text:list-item>
            <text:list-item>
              <text:p text:style-name="P8">Definiții</text:p>
            </text:list-item>
          </text:list>
        </text:list-item>
      </text:list>
      <text:p text:style-name="Standard"/>
      <text:p text:style-name="Standard"><text:span text:style-name="T2">applicability checking</text:span>: determination whether a signature conform to signature applicability rules (stabilirea faptului că o semnătură este conformă cu regulile de aplicabilitate)</text:p>
      <text:p text:style-name="Standard"/>
      <text:p text:style-name="Standard"><text:span text:style-name="T2">(signature) commitment type</text:span>: signer-accepted indication of the exact implication of a digital signature (indicație acceptată de semnatar în ceea ce privește implicația exactă a semnăturii digitale)</text:p>
      <text:p text:style-name="Standard"/>
      <text:p text:style-name="Standard"><text:span text:style-name="T2">(signature) creation constraint</text:span>: criteria used when creating a digital signature (criteriile folosite pentru crearea unei semnături digitale)</text:p>
      <text:p text:style-name="Standard"/>
      <text:p text:style-name="Standard"><text:span text:style-name="T2">driving application</text:span>: application that uses a signature creation system to create a signature or a <text:soft-page-break/>signature validation application in order to validate digital signatures or a signature augmentation application to augment digital signatures (deci driving application: 1. aplicație care folosește un sistem de creare de semnături astfel încât să creeze o semnătură; 2. o aplicație de validare a semnăturii ce are scopul să valideze semnături digitale; 3. aplicație pentru sporirea/extinderea semnăturilor digitale)</text:p>
      <text:p text:style-name="Standard"/>
      <text:p text:style-name="Standard">NOTE: Intr-un proces de validare a semnăturii, DA (driving application) furnizează o semnptură AdES sau un alt input către o aplicație de validare a semnăturii (SVA)</text:p>
      <text:p text:style-name="Standard"/>
      <text:p text:style-name="Standard"><text:span text:style-name="T2">qualified validation service for qualified electronic seals</text:span>: după cum este specificat în Regulamentul (EU) Nr. 910/2014 [i.1], articolul 40</text:p>
      <text:p text:style-name="Standard"/>
      <text:p text:style-name="Standard"><text:span text:style-name="T2">qualified validation service for qualified electronic signatures</text:span>: după cum este specificat în Regulamentul (EU) Nr. 910/2014 [i. 1], articolul 33</text:p>
      <text:p text:style-name="Standard"/>
      <text:p text:style-name="Standard"><text:span text:style-name="T2">qualified validation service provider</text:span>: SVSP care oferă servicii de validare calificate pentru sigilii electronice calificate (qualified electronic seals) sau servicii de validare calificate pentru semnături electronice calificate</text:p>
      <text:p text:style-name="Standard"/>
      <text:p text:style-name="Standard"><text:span text:style-name="T2">signature acceptance</text:span>: verificare tehnică ce trebuie executată pe semnătura în sine sau pe atributele semnăturii (ex. ”signature elements constraints”)</text:p>
      <text:p text:style-name="Standard"/>
      <text:p text:style-name="Standard">NOTE: Acceptarea semnăturii este un proces tehnic definit și specificat în ETSI TS 119 102-1 [3] și este realizat de o aplicație de validare a semnăturii (SVA), reprezentând astfel o parte din procesul de validare. Aplicația de validare a semnăturii poate fi monitorizată de un SVSP sau poate fi o aplicație de sine stătătoare.</text:p>
      <text:p text:style-name="Standard"/>
      <text:p text:style-name="Standard"><text:span text:style-name="T2">signature applicability rules</text:span>: set de reguli aplicabile uneia sau mai multor semnături digitale care definește cerințele pentru a determina dacă o semnătură este adecvată pentru o anumită activitate comercială sau pentru scopuri juridice</text:p>
      <text:p text:style-name="Standard"/>
      <text:p text:style-name="Standard">VEZI NOTES</text:p>
      <text:p text:style-name="Standard"/>
      <text:p text:style-name="P6">signature class<text:span text:style-name="T3">: set de semnături ce îndeplinesc o funcționalitate dată</text:span></text:p>
      <text:p text:style-name="P9"/>
      <text:p text:style-name="P9">EXAMPLE: semnătură cu timp, semnătură cu material de validare pe termen lung, Semnătură ce oferă Valabilitate Pe Termen Lung și Integritatea Materialului De Validare sunt posibile clase de semnături.</text:p>
      <text:p text:style-name="P9"/>
      <text:p text:style-name="Standard"><text:span text:style-name="T2">signature creation device</text:span><text:span text:style-name="T3">: </text:span><text:span text:style-name="T4">software-ul sau hardware-ul configurat pentru a implementa datele de creare a semnăturii și pentru a crea o valoare a semnăturii digitale</text:span><text:span text:style-name="T3"> </text:span></text:p>
      <text:p text:style-name="P9"/>
      <text:p text:style-name="Standard"><text:span text:style-name="T2">signature validation application (SVA)</text:span><text:span text:style-name="T3">: aplicație ce validează o semnătură digitală raportându-se la o politică de validare a semnăturilor și care oferă o indicație reprezentând starea (ex. the signature validation status) și un raport de validare a semnăturii.</text:span></text:p>
      <text:p text:style-name="P9"/>
      <text:p text:style-name="P9">NOTE: Aplicația de validare a semnăturii (SVA) este specificată în ETSI TS 119 102-1 [3].</text:p>
      <text:p text:style-name="P9"/>
      <text:p text:style-name="Standard"><text:span text:style-name="T2">signature validation client</text:span><text:span text:style-name="T3">: componentă sau modul software care implementează protocolul de validare a semnăturii pe partea de client</text:span></text:p>
      <text:p text:style-name="P9"/>
      <text:p text:style-name="Standard"><text:span text:style-name="T2">signature validation policy</text:span><text:span text:style-name="T3">: set de constrângeri de validare a semnăturii procesate sau ce urmează </text:span><text:soft-page-break/><text:span text:style-name="T3">a fi procesate de SVA.</text:span></text:p>
      <text:p text:style-name="P9"/>
      <text:p text:style-name="P9">NOTE 1: o politică de validare a semnăturii este un concept pur tehnic. Reprezintă una dintre intrări pentru un proces de validare (alte input-uri pot fi datele semnate și semnătura), proces ce determină rezultatul validării (PASSED, FAILED sau INDETERMINED).</text:p>
      <text:p text:style-name="P9"/>
      <text:p text:style-name="P9">NOTE 2: o politică de validare a semnăturii poate fi impusă de regulile de regulile de aplicare a semnăturii (signature applicability rules)</text:p>
      <text:p text:style-name="P9"/>
      <text:p text:style-name="Standard"><text:span text:style-name="T2">signature validation presentation</text:span><text:span text:style-name="T3">: element opțional în procesul de validare a semnăturii care poate fi folosit de cel care realizează o verificare pentru pentru a verifica rezultatele unui proces de validare</text:span></text:p>
      <text:p text:style-name="P9"/>
      <text:p text:style-name="Standard"><text:span text:style-name="T2">signature validation report</text:span><text:span text:style-name="T3">: un raport al validării furnizat de către aplicația de validare a semnăturii (SVA) către o DA (driving application) sau oricărei părți conectate cu DA (any party beyond the driving application). Raportul oferă detalii despre deciziile luate în timpul validării și oferă detalii legate de status-ul indicat de SVA (vezi eng. refă traducerea!!!)</text:span></text:p>
      <text:p text:style-name="P9"/>
      <text:p text:style-name="Standard"><text:span text:style-name="T5">Comprehensive report of the validation provided by the signature validation application to the DA and allowing the driving application and any party beyond the driving application, to inspect details of the decisions made during validation and investigate the detailed</text:span> <text:span text:style-name="T5">causes for the status indication provided by the signature validation application.</text:span></text:p>
      <text:p text:style-name="P10"/>
      <text:p text:style-name="P10">EXAMPLE: Clause 5.1.3 of ETSI TS 119 102-1 [3] specifies minimum requirements for the content of such a report and ETSI TS 119 102-2 [i.3] specifies such a report. </text:p>
      <text:p text:style-name="P10"/>
      <text:p text:style-name="Standard"><text:span text:style-name="T6">signature validation service (SVS) policy</text:span><text:span text:style-name="T5">: set de reguli care indică modul în care se aplică un serviciu de validare a semnăturii pentru o comunitate în mod particular sau/și cum se aplică unei clase de aplicații ce au cerințe de securitate comune. </text:span></text:p>
      <text:p text:style-name="P10"/>
      <text:p text:style-name="Standard"><text:span text:style-name="T5">NOTE: O politică SVS este aplicabilă unui serviciu; </text:span><text:span text:style-name="T7">este o subclasă specifică a politicii privind serviciile de încredere, după cum este definită în ETSI EN 319 401 [2]. Ea se referă la calitatea și aplicabilitatea serviciului.</text:span></text:p>
      <text:p text:style-name="P11"/>
      <text:p text:style-name="Standard"><text:span text:style-name="T8">signature validation service (SVS) practice statement</text:span><text:span text:style-name="T7">: declarația privind practicile și procedurile utilizate pentru a răspunde tuturor cerințelor identificate pentru furnizarea serviciului de validare a semnăturilor.</text:span></text:p>
      <text:p text:style-name="P11"/>
      <text:p text:style-name="P11">NOTE: ''Signature validation practice statement' is a turst service practice statement that is part of the SVSP's documentation (see ETSI EN 319 401 [2]).</text:p>
      <text:p text:style-name="P11"/>
      <text:p text:style-name="Standard"><text:span text:style-name="T8">signature validation service server</text:span><text:span text:style-name="T7">: </text:span><text:span text:style-name="T9">componentă ce implementează protocolul de validare și procesează validarea semnăturii pe partea de SVSP (component that implements the signature validation protocol and processes the signature validation on the SVSP's side)</text:span></text:p>
      <text:p text:style-name="Standard"><text:span text:style-name="T9"/></text:p>
      <text:p text:style-name="Standard"><text:span text:style-name="T8">signature validation status</text:span><text:span text:style-name="T9">: unul dintre următorii indicatori – TOTAL-PASSED, TOTAL-FAILED sau INDETERMINATE</text:span></text:p>
      <text:p text:style-name="Standard"><text:span text:style-name="T9"/></text:p>
      <text:p text:style-name="Standard"><text:span text:style-name="T8">signature validation</text:span><text:span text:style-name="T9">: procesul de verificare și confirmare a faptului că o semnătură digitală este validă dpdv. tehnic</text:span></text:p>
      <text:p text:style-name="Standard"><text:span text:style-name="T9"/></text:p>
      <text:p text:style-name="Standard"><text:span text:style-name="T9"/></text:p>
      <text:p text:style-name="Standard"><text:soft-page-break/><text:span text:style-name="T9"/></text:p>
      <text:p text:style-name="Standard"><text:span text:style-name="T8">signature verification</text:span><text:span text:style-name="T9">: procesul de verificare a valorii criptografice a unei semnături utilizând date de verificare a semnăturii (process of checking the cryptographic value of a signature using signature verification data)</text:span></text:p>
      <text:p text:style-name="Standard"><text:span text:style-name="T9"/></text:p>
      <text:p text:style-name="P11"><text:span text:style-name="T2">signer</text:span>: entitatea care creează o semnătură digitală</text:p>
      <text:p text:style-name="P11"/>
      <text:p text:style-name="P11"><text:span text:style-name="T2">signature validation constraint</text:span>: criterii tehnice împotriva cărora poate fi validată o semnătură digitală, după cum este specificat în ETSI TS 119 102-1</text:p>
      <text:p text:style-name="P11"/>
      <text:p text:style-name="P11">EXAMPLE: Un criteriu poate fi exprimat ca o regulă formulată abstract, valoare, parametru, domeniu sau ca rezultat al unui proces de computație.</text:p>
      <text:p text:style-name="P11"/>
      <text:p text:style-name="P11">NOTE: Constrângerile de validare pot fi definite într-o politică formală de validare a semnăturii, pot fi scrise la nivelul unor fișiere de configurare sau pot fi implicit definite la nivelul comportamentului aplicației de validare a semnăturii (SVA)</text:p>
      <text:p text:style-name="P11"/>
      <text:p text:style-name="P11"><text:span text:style-name="T2">user</text:span>: aplicație sau utilizator ce interacționează cu o aplicație client de validare a semnăturii</text:p>
      <text:p text:style-name="P11"/>
      <text:p text:style-name="P11"><text:span text:style-name="T2">validation</text:span>: process de confirmare și verificare a faptului că o semnătură digitală este validă</text:p>
      <text:p text:style-name="P11"/>
      <text:p text:style-name="P11"><text:span text:style-name="T2">validation data</text:span>: datele care sunt folosite pentru a valida o semnătură digitală</text:p>
      <text:p text:style-name="P11"/>
      <text:p text:style-name="P11"><text:span text:style-name="T2">validation of qualified electronic signature</text:span>: după cum este specificat în Regulamentul (EU) Nr. 910/2014 [i.1], articolul 32</text:p>
      <text:p text:style-name="P11"/>
      <text:p text:style-name="P11"><text:span text:style-name="T2">validation of qualified electronic seals</text:span><text:span text:style-name="T3">: după cum este specificat în Regulamentul (EU) Nr. 910/2014 [i.1], articolul 40</text:span></text:p>
      <text:p text:style-name="P11"><text:span text:style-name="T3"/></text:p>
      <text:p text:style-name="P11"><text:span text:style-name="T2">validation service</text:span><text:span text:style-name="T3">: sistem ce validează o semnătură digitală și este accesibil prin rețea</text:span></text:p>
      <text:p text:style-name="P11"><text:span text:style-name="T3"/></text:p>
      <text:p text:style-name="P11"><text:span text:style-name="T2">verifier</text:span><text:span text:style-name="T3">: entitate ce dorește să valideze sau să verifice o semnătură digitală</text:span></text:p>
      <text:p text:style-name="P11"><text:span text:style-name="T3"/></text:p>
      <text:p text:style-name="P11"><text:span text:style-name="T3"/></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rif" svg:font-family="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John</meta:initial-creator>
    <meta:creation-date>2019-05-28T09:52:54.04</meta:creation-date>
    <dc:date>2019-05-31T13:19:22.86</dc:date>
    <dc:creator>John John</dc:creator>
    <meta:editing-duration>PT19H28M21S</meta:editing-duration>
    <meta:editing-cycles>11</meta:editing-cycles>
    <meta:generator>OpenOffice/4.1.5$Win32 OpenOffice.org_project/415m1$Build-9789</meta:generator>
    <meta:document-statistic meta:table-count="0" meta:image-count="0" meta:object-count="0" meta:page-count="5" meta:paragraph-count="60" meta:word-count="1473" meta:character-count="10256"/>
  </office:meta>
</office:document-meta>
</file>